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1.7375" calcext:value-type="float">
            <text:p>1.7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2.0375" calcext:value-type="float">
            <text:p>2.0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433333" calcext:value-type="float">
            <text:p>3.4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947917" calcext:value-type="float">
            <text:p>4.947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4.31875" calcext:value-type="float">
            <text:p>4.31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783333" calcext:value-type="float">
            <text:p>4.78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5.548333" calcext:value-type="float">
            <text:p>5.548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4.9675" calcext:value-type="float">
            <text:p>4.9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5.156667" calcext:value-type="float">
            <text:p>5.15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7.209464" calcext:value-type="float">
            <text:p>7.209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5.556667" calcext:value-type="float">
            <text:p>5.55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6.454524" calcext:value-type="float">
            <text:p>6.454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5.495417" calcext:value-type="float">
            <text:p>5.4954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560417" calcext:value-type="float">
            <text:p>6.5604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898571" calcext:value-type="float">
            <text:p>5.89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832321" calcext:value-type="float">
            <text:p>5.8323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7.203929" calcext:value-type="float">
            <text:p>7.2039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209504" calcext:value-type="float">
            <text:p>5.2095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6.22625" calcext:value-type="float">
            <text:p>6.22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5.952917" calcext:value-type="float">
            <text:p>5.95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6.227361" calcext:value-type="float">
            <text:p>6.2273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37575" calcext:value-type="float">
            <text:p>5.4375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5.762411" calcext:value-type="float">
            <text:p>5.7624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7.738909" calcext:value-type="float">
            <text:p>7.7389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6.954643" calcext:value-type="float">
            <text:p>6.9546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5.581071" calcext:value-type="float">
            <text:p>5.5810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6.676519" calcext:value-type="float">
            <text:p>6.676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7.267893" calcext:value-type="float">
            <text:p>7.267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6.47587" calcext:value-type="float">
            <text:p>6.475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7.084478" calcext:value-type="float">
            <text:p>7.0844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8.219306" calcext:value-type="float">
            <text:p>8.2193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5.953631" calcext:value-type="float">
            <text:p>5.9536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6.931604" calcext:value-type="float">
            <text:p>6.9316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6.655804" calcext:value-type="float">
            <text:p>6.6558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8.323523" calcext:value-type="float">
            <text:p>8.3235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7.102173" calcext:value-type="float">
            <text:p>7.1021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6.415229" calcext:value-type="float">
            <text:p>6.4152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7.145456" calcext:value-type="float">
            <text:p>7.1454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7.183575" calcext:value-type="float">
            <text:p>7.1835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5.760576" calcext:value-type="float">
            <text:p>5.7605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5.703769" calcext:value-type="float">
            <text:p>5.7037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6.566413" calcext:value-type="float">
            <text:p>6.5664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5.644565" calcext:value-type="float">
            <text:p>5.6445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6.083241" calcext:value-type="float">
            <text:p>6.0832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806298" calcext:value-type="float">
            <text:p>4.8062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.020137" calcext:value-type="float">
            <text:p>4.0201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297948" calcext:value-type="float">
            <text:p>3.2979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015511" calcext:value-type="float">
            <text:p>3.0155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928124" calcext:value-type="float">
            <text:p>2.9281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05944" calcext:value-type="float">
            <text:p>3.105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606648" calcext:value-type="float">
            <text:p>3.6066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4.284485" calcext:value-type="float">
            <text:p>4.2844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153357" calcext:value-type="float">
            <text:p>4.153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957094" calcext:value-type="float">
            <text:p>3.957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4.240581" calcext:value-type="float">
            <text:p>4.2405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37641" calcext:value-type="float">
            <text:p>3.376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411254" calcext:value-type="float">
            <text:p>2.4112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05933" calcext:value-type="float">
            <text:p>3.5059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420181" calcext:value-type="float">
            <text:p>2.4201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024417" calcext:value-type="float">
            <text:p>3.0244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019582" calcext:value-type="float">
            <text:p>3.0195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264792" calcext:value-type="float">
            <text:p>4.2647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4.06497" calcext:value-type="float">
            <text:p>4.064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580684" calcext:value-type="float">
            <text:p>3.5806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790142" calcext:value-type="float">
            <text:p>3.7901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417495" calcext:value-type="float">
            <text:p>3.4174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043515" calcext:value-type="float">
            <text:p>4.0435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685724" calcext:value-type="float">
            <text:p>3.6857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863188" calcext:value-type="float">
            <text:p>2.8631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979307" calcext:value-type="float">
            <text:p>3.979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.230877" calcext:value-type="float">
            <text:p>3.2308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416052" calcext:value-type="float">
            <text:p>3.416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559397" calcext:value-type="float">
            <text:p>4.5593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778025" calcext:value-type="float">
            <text:p>3.7780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4.112749" calcext:value-type="float">
            <text:p>4.1127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312079" calcext:value-type="float">
            <text:p>3.3120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296178" calcext:value-type="float">
            <text:p>4.2961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927909" calcext:value-type="float">
            <text:p>4.9279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699053" calcext:value-type="float">
            <text:p>3.6990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821889" calcext:value-type="float">
            <text:p>3.8218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211437" calcext:value-type="float">
            <text:p>3.2114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51324" calcext:value-type="float">
            <text:p>3.51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767539" calcext:value-type="float">
            <text:p>4.7675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710938" calcext:value-type="float">
            <text:p>3.7109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737686" calcext:value-type="float">
            <text:p>3.7376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602375" calcext:value-type="float">
            <text:p>3.602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4.551289" calcext:value-type="float">
            <text:p>4.5512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362622" calcext:value-type="float">
            <text:p>3.3626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41717" calcext:value-type="float">
            <text:p>3.417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4.389852" calcext:value-type="float">
            <text:p>4.389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097692" calcext:value-type="float">
            <text:p>4.0976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370828" calcext:value-type="float">
            <text:p>4.370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665486" calcext:value-type="float">
            <text:p>3.6654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830549" calcext:value-type="float">
            <text:p>2.8305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2.925532" calcext:value-type="float">
            <text:p>2.9255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.995572" calcext:value-type="float">
            <text:p>2.9955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269533" calcext:value-type="float">
            <text:p>3.2695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2.892235" calcext:value-type="float">
            <text:p>2.8922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2.903693" calcext:value-type="float">
            <text:p>2.9036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403119" calcext:value-type="float">
            <text:p>3.403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24843" calcext:value-type="float">
            <text:p>3.8248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27204" calcext:value-type="float">
            <text:p>3.3272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125353" calcext:value-type="float">
            <text:p>4.125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912626" calcext:value-type="float">
            <text:p>3.9126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068274" calcext:value-type="float">
            <text:p>3.0682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2.928587" calcext:value-type="float">
            <text:p>2.9285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42559" calcext:value-type="float">
            <text:p>3.5425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893123" calcext:value-type="float">
            <text:p>3.893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587691" calcext:value-type="float">
            <text:p>4.5876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147428" calcext:value-type="float">
            <text:p>4.1474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56374" calcext:value-type="float">
            <text:p>3.563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17957" calcext:value-type="float">
            <text:p>3.179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615307" calcext:value-type="float">
            <text:p>3.6153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78715" calcext:value-type="float">
            <text:p>3.787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53672" calcext:value-type="float">
            <text:p>3.2536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762044" calcext:value-type="float">
            <text:p>3.7620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106166" calcext:value-type="float">
            <text:p>3.1061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43077" calcext:value-type="float">
            <text:p>3.430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2.946879" calcext:value-type="float">
            <text:p>2.9468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2.853191" calcext:value-type="float">
            <text:p>2.8531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.906363" calcext:value-type="float">
            <text:p>2.9063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2.994377" calcext:value-type="float">
            <text:p>2.9943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964218" calcext:value-type="float">
            <text:p>2.9642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2.905174" calcext:value-type="float">
            <text:p>2.9051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316074" calcext:value-type="float">
            <text:p>3.3160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2.870283" calcext:value-type="float">
            <text:p>2.8702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2.535983" calcext:value-type="float">
            <text:p>2.5359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797485" calcext:value-type="float">
            <text:p>2.7974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167488" calcext:value-type="float">
            <text:p>3.1674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2.959084" calcext:value-type="float">
            <text:p>2.9590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385964" calcext:value-type="float">
            <text:p>3.3859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96894" calcext:value-type="float">
            <text:p>2.968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839641" calcext:value-type="float">
            <text:p>2.8396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13491" calcext:value-type="float">
            <text:p>3.134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163581" calcext:value-type="float">
            <text:p>3.1635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45598" calcext:value-type="float">
            <text:p>3.455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2.909981" calcext:value-type="float">
            <text:p>2.9099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2.962507" calcext:value-type="float">
            <text:p>2.9625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26639" calcext:value-type="float">
            <text:p>3.1266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5709" calcext:value-type="float">
            <text:p>3.15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184127" calcext:value-type="float">
            <text:p>3.1841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461497" calcext:value-type="float">
            <text:p>3.4614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961137" calcext:value-type="float">
            <text:p>3.9611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049348" calcext:value-type="float">
            <text:p>4.0493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339924" calcext:value-type="float">
            <text:p>3.3399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3.267085" calcext:value-type="float">
            <text:p>3.2670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148877" calcext:value-type="float">
            <text:p>3.1488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197959" calcext:value-type="float">
            <text:p>3.1979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2946" calcext:value-type="float">
            <text:p>2.829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081815" calcext:value-type="float">
            <text:p>3.0818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89115" calcext:value-type="float">
            <text:p>3.2891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917887" calcext:value-type="float">
            <text:p>3.9178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982086" calcext:value-type="float">
            <text:p>3.9820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785076" calcext:value-type="float">
            <text:p>3.7850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63765" calcext:value-type="float">
            <text:p>3.637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00946" calcext:value-type="float">
            <text:p>3.2009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529748" calcext:value-type="float">
            <text:p>2.5297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534288" calcext:value-type="float">
            <text:p>3.5342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416346" calcext:value-type="float">
            <text:p>2.4163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761652" calcext:value-type="float">
            <text:p>2.7616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918422" calcext:value-type="float">
            <text:p>2.9184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484465" calcext:value-type="float">
            <text:p>4.484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66783" calcext:value-type="float">
            <text:p>3.8667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010405" calcext:value-type="float">
            <text:p>3.0104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388301" calcext:value-type="float">
            <text:p>3.3883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95194" calcext:value-type="float">
            <text:p>3.1951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829355" calcext:value-type="float">
            <text:p>3.8293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429519" calcext:value-type="float">
            <text:p>3.4295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808701" calcext:value-type="float">
            <text:p>2.8087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642413" calcext:value-type="float">
            <text:p>3.6424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.134491" calcext:value-type="float">
            <text:p>3.1344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436929" calcext:value-type="float">
            <text:p>3.4369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84431" calcext:value-type="float">
            <text:p>4.0844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597291" calcext:value-type="float">
            <text:p>3.5972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350967" calcext:value-type="float">
            <text:p>3.3509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111296" calcext:value-type="float">
            <text:p>3.1112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662597" calcext:value-type="float">
            <text:p>3.66259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06345" calcext:value-type="float">
            <text:p>4.063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620733" calcext:value-type="float">
            <text:p>3.6207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349964" calcext:value-type="float">
            <text:p>3.3499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055994" calcext:value-type="float">
            <text:p>3.055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042212" calcext:value-type="float">
            <text:p>3.0422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803338" calcext:value-type="float">
            <text:p>3.8033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548426" calcext:value-type="float">
            <text:p>3.5484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702202" calcext:value-type="float">
            <text:p>3.7022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41331" calcext:value-type="float">
            <text:p>3.2413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4.013857" calcext:value-type="float">
            <text:p>4.0138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276072" calcext:value-type="float">
            <text:p>3.2760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3.033363" calcext:value-type="float">
            <text:p>3.0333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768672" calcext:value-type="float">
            <text:p>3.7686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824447" calcext:value-type="float">
            <text:p>3.8244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527266" calcext:value-type="float">
            <text:p>4.5272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898592" calcext:value-type="float">
            <text:p>3.8985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128014" calcext:value-type="float">
            <text:p>3.1280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254911" calcext:value-type="float">
            <text:p>3.2549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.392661" calcext:value-type="float">
            <text:p>3.3926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891633" calcext:value-type="float">
            <text:p>3.8916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294232" calcext:value-type="float">
            <text:p>3.2942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430886" calcext:value-type="float">
            <text:p>3.4308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638795" calcext:value-type="float">
            <text:p>3.6387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964901" calcext:value-type="float">
            <text:p>3.9649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561577" calcext:value-type="float">
            <text:p>3.5615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370556" calcext:value-type="float">
            <text:p>4.3705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325941" calcext:value-type="float">
            <text:p>4.3259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279311" calcext:value-type="float">
            <text:p>3.2793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116637" calcext:value-type="float">
            <text:p>3.1166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766054" calcext:value-type="float">
            <text:p>3.7660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051399" calcext:value-type="float">
            <text:p>4.0513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4.902972" calcext:value-type="float">
            <text:p>4.9029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41587" calcext:value-type="float">
            <text:p>4.415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789725" calcext:value-type="float">
            <text:p>3.7897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460695" calcext:value-type="float">
            <text:p>3.4606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79651" calcext:value-type="float">
            <text:p>3.796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95587" calcext:value-type="float">
            <text:p>3.955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643277" calcext:value-type="float">
            <text:p>3.6432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037932" calcext:value-type="float">
            <text:p>4.0379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320577" calcext:value-type="float">
            <text:p>3.3205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682768" calcext:value-type="float">
            <text:p>3.6827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328638" calcext:value-type="float">
            <text:p>3.3286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008851" calcext:value-type="float">
            <text:p>3.0088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3.122684" calcext:value-type="float">
            <text:p>3.1226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279346" calcext:value-type="float">
            <text:p>3.27934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171789" calcext:value-type="float">
            <text:p>3.1717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125488" calcext:value-type="float">
            <text:p>3.12548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563908" calcext:value-type="float">
            <text:p>3.5639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25.481595" calcext:value-type="float">
            <text:p>25.4815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21.030833" calcext:value-type="float">
            <text:p>21.0308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3.756344" calcext:value-type="float">
            <text:p>3.7563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2.637232" calcext:value-type="float">
            <text:p>2.6372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" calcext:value-type="float">
            <text:p>80</text:p>
          </table:table-cell>
          <table:table-cell office:value-type="float" office:value="2.327653" calcext:value-type="float">
            <text:p>2.3276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2.154268" calcext:value-type="float">
            <text:p>2.1542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2.026509" calcext:value-type="float">
            <text:p>2.0265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1.932603" calcext:value-type="float">
            <text:p>1.9326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.861468" calcext:value-type="float">
            <text:p>1.8614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1.801011" calcext:value-type="float">
            <text:p>1.8010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office:value-type="float" office:value="1.746482" calcext:value-type="float">
            <text:p>1.7464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1.696951" calcext:value-type="float">
            <text:p>1.6969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1.651685" calcext:value-type="float">
            <text:p>1.6516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1.610097" calcext:value-type="float">
            <text:p>1.6100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office:value-type="float" office:value="1.572819" calcext:value-type="float">
            <text:p>1.5728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.539051" calcext:value-type="float">
            <text:p>1.5390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1.508045" calcext:value-type="float">
            <text:p>1.5080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1.479359" calcext:value-type="float">
            <text:p>1.4793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1.452438" calcext:value-type="float">
            <text:p>1.4524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1.427998" calcext:value-type="float">
            <text:p>1.4279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1.404933" calcext:value-type="float">
            <text:p>1.4049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53.264286" calcext:value-type="float">
            <text:p>53.2642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0.813182" calcext:value-type="float">
            <text:p>30.8131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38842" calcext:value-type="float">
            <text:p>3.388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54637" calcext:value-type="float">
            <text:p>3.3546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62834" calcext:value-type="float">
            <text:p>3.2628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97678" calcext:value-type="float">
            <text:p>3.7976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55936" calcext:value-type="float">
            <text:p>4.0559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38913" calcext:value-type="float">
            <text:p>3.6389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482277" calcext:value-type="float">
            <text:p>3.4822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25606" calcext:value-type="float">
            <text:p>3.2256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3805" calcext:value-type="float">
            <text:p>2.638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490523" calcext:value-type="float">
            <text:p>3.4905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589271" calcext:value-type="float">
            <text:p>2.5892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691395" calcext:value-type="float">
            <text:p>2.6913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856795" calcext:value-type="float">
            <text:p>2.8567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513853" calcext:value-type="float">
            <text:p>4.5138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750893" calcext:value-type="float">
            <text:p>3.75089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94961" calcext:value-type="float">
            <text:p>2.949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253924" calcext:value-type="float">
            <text:p>3.2539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64059" calcext:value-type="float">
            <text:p>3.1640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35997" calcext:value-type="float">
            <text:p>3.6359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322811" calcext:value-type="float">
            <text:p>3.3228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870844" calcext:value-type="float">
            <text:p>2.8708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73958" calcext:value-type="float">
            <text:p>3.5739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3.225212" calcext:value-type="float">
            <text:p>3.2252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579783" calcext:value-type="float">
            <text:p>3.5797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453641" calcext:value-type="float">
            <text:p>3.4536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570484" calcext:value-type="float">
            <text:p>3.5704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397027" calcext:value-type="float">
            <text:p>3.3970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826762" calcext:value-type="float">
            <text:p>3.8267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5.220531" calcext:value-type="float">
            <text:p>5.2205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6.006394" calcext:value-type="float">
            <text:p>6.0063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7.677478" calcext:value-type="float">
            <text:p>7.6774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81009" calcext:value-type="float">
            <text:p>4.810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825523" calcext:value-type="float">
            <text:p>3.8255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60068" calcext:value-type="float">
            <text:p>3.3600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40756" calcext:value-type="float">
            <text:p>3.7407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586401" calcext:value-type="float">
            <text:p>3.5864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7563" calcext:value-type="float">
            <text:p>3.575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04881" calcext:value-type="float">
            <text:p>3.0048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77732" calcext:value-type="float">
            <text:p>3.7777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186519" calcext:value-type="float">
            <text:p>3.1865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940072" calcext:value-type="float">
            <text:p>2.9400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455274" calcext:value-type="float">
            <text:p>3.4552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50971" calcext:value-type="float">
            <text:p>3.5509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496664" calcext:value-type="float">
            <text:p>4.4966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932873" calcext:value-type="float">
            <text:p>3.9328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79103" calcext:value-type="float">
            <text:p>3.479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881912" calcext:value-type="float">
            <text:p>3.8819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4.143468" calcext:value-type="float">
            <text:p>4.1434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618011" calcext:value-type="float">
            <text:p>4.6180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4.008446" calcext:value-type="float">
            <text:p>4.00844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878498" calcext:value-type="float">
            <text:p>3.8784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52373" calcext:value-type="float">
            <text:p>3.9523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191212" calcext:value-type="float">
            <text:p>4.1912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830469" calcext:value-type="float">
            <text:p>3.8304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66225" calcext:value-type="float">
            <text:p>4.662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6941" calcext:value-type="float">
            <text:p>4.69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95764" calcext:value-type="float">
            <text:p>3.5957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05666" calcext:value-type="float">
            <text:p>3.30566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43447" calcext:value-type="float">
            <text:p>4.0434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42145" calcext:value-type="float">
            <text:p>4.421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589251" calcext:value-type="float">
            <text:p>5.5892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5.032701" calcext:value-type="float">
            <text:p>5.0327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447698" calcext:value-type="float">
            <text:p>4.4476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218494" calcext:value-type="float">
            <text:p>4.21849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633351" calcext:value-type="float">
            <text:p>4.6333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314883" calcext:value-type="float">
            <text:p>5.3148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92666" calcext:value-type="float">
            <text:p>4.79266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163954" calcext:value-type="float">
            <text:p>5.1639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612809" calcext:value-type="float">
            <text:p>5.6128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874365" calcext:value-type="float">
            <text:p>4.8743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88224" calcext:value-type="float">
            <text:p>4.0882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641006" calcext:value-type="float">
            <text:p>3.6410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.508516" calcext:value-type="float">
            <text:p>3.5085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761574" calcext:value-type="float">
            <text:p>3.7615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279943" calcext:value-type="float">
            <text:p>3.2799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41574" calcext:value-type="float">
            <text:p>3.4157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124844" calcext:value-type="float">
            <text:p>4.1248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879475" calcext:value-type="float">
            <text:p>3.8794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336456" calcext:value-type="float">
            <text:p>3.33645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628928" calcext:value-type="float">
            <text:p>3.6289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81372" calcext:value-type="float">
            <text:p>3.8813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592932" calcext:value-type="float">
            <text:p>3.5929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891948" calcext:value-type="float">
            <text:p>3.8919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91436" calcext:value-type="float">
            <text:p>3.7914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581643" calcext:value-type="float">
            <text:p>3.5816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810405" calcext:value-type="float">
            <text:p>3.8104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934856" calcext:value-type="float">
            <text:p>3.9348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105672" calcext:value-type="float">
            <text:p>4.10567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327113" calcext:value-type="float">
            <text:p>3.3271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4191" calcext:value-type="float">
            <text:p>3.6419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25959" calcext:value-type="float">
            <text:p>3.8259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02752" calcext:value-type="float">
            <text:p>3.7027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717273" calcext:value-type="float">
            <text:p>3.7172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077644" calcext:value-type="float">
            <text:p>4.0776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825511" calcext:value-type="float">
            <text:p>4.8255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869046" calcext:value-type="float">
            <text:p>4.8690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023468" calcext:value-type="float">
            <text:p>4.0234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4.096665" calcext:value-type="float">
            <text:p>4.0966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937126" calcext:value-type="float">
            <text:p>3.9371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970422" calcext:value-type="float">
            <text:p>3.9704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382511" calcext:value-type="float">
            <text:p>3.3825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47137" calcext:value-type="float">
            <text:p>3.3471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4097" calcext:value-type="float">
            <text:p>3.2409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52648" calcext:value-type="float">
            <text:p>3.7526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25495" calcext:value-type="float">
            <text:p>4.0254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02243" calcext:value-type="float">
            <text:p>3.60224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432605" calcext:value-type="float">
            <text:p>3.4326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12392" calcext:value-type="float">
            <text:p>3.21239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13986" calcext:value-type="float">
            <text:p>2.6139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471974" calcext:value-type="float">
            <text:p>3.4719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578993" calcext:value-type="float">
            <text:p>2.57899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687155" calcext:value-type="float">
            <text:p>2.6871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824102" calcext:value-type="float">
            <text:p>2.82410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483089" calcext:value-type="float">
            <text:p>4.4830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735823" calcext:value-type="float">
            <text:p>3.7358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938921" calcext:value-type="float">
            <text:p>2.9389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243226" calcext:value-type="float">
            <text:p>3.2432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24978" calcext:value-type="float">
            <text:p>3.1249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556885" calcext:value-type="float">
            <text:p>3.55688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97038" calcext:value-type="float">
            <text:p>3.2970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867886" calcext:value-type="float">
            <text:p>2.8678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952" calcext:value-type="float">
            <text:p>3.59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.214826" calcext:value-type="float">
            <text:p>3.2148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568213" calcext:value-type="float">
            <text:p>3.5682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426635" calcext:value-type="float">
            <text:p>3.42663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596606" calcext:value-type="float">
            <text:p>3.5966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384527" calcext:value-type="float">
            <text:p>3.3845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728429" calcext:value-type="float">
            <text:p>3.72842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95531" calcext:value-type="float">
            <text:p>4.79553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843989" calcext:value-type="float">
            <text:p>5.8439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68477" calcext:value-type="float">
            <text:p>6.6847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01773" calcext:value-type="float">
            <text:p>4.70177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825523" calcext:value-type="float">
            <text:p>3.8255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24967" calcext:value-type="float">
            <text:p>3.3249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19685" calcext:value-type="float">
            <text:p>3.71968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546401" calcext:value-type="float">
            <text:p>3.5464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59995" calcext:value-type="float">
            <text:p>3.5599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34048" calcext:value-type="float">
            <text:p>3.0340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66373" calcext:value-type="float">
            <text:p>3.7663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200032" calcext:value-type="float">
            <text:p>3.2000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895528" calcext:value-type="float">
            <text:p>2.8955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467555" calcext:value-type="float">
            <text:p>3.467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50971" calcext:value-type="float">
            <text:p>3.5509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496664" calcext:value-type="float">
            <text:p>4.4966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932873" calcext:value-type="float">
            <text:p>3.9328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479103" calcext:value-type="float">
            <text:p>3.4791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881912" calcext:value-type="float">
            <text:p>3.8819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4.143468" calcext:value-type="float">
            <text:p>4.1434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608884" calcext:value-type="float">
            <text:p>4.60888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4.008446" calcext:value-type="float">
            <text:p>4.0084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878498" calcext:value-type="float">
            <text:p>3.8784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952373" calcext:value-type="float">
            <text:p>3.95237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191212" calcext:value-type="float">
            <text:p>4.1912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830469" calcext:value-type="float">
            <text:p>3.83046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66225" calcext:value-type="float">
            <text:p>4.662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6941" calcext:value-type="float">
            <text:p>4.69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95764" calcext:value-type="float">
            <text:p>3.5957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305666" calcext:value-type="float">
            <text:p>3.3056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4.043447" calcext:value-type="float">
            <text:p>4.0434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425238" calcext:value-type="float">
            <text:p>4.4252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576751" calcext:value-type="float">
            <text:p>5.57675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995201" calcext:value-type="float">
            <text:p>4.9952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447698" calcext:value-type="float">
            <text:p>4.44769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218494" calcext:value-type="float">
            <text:p>4.2184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628351" calcext:value-type="float">
            <text:p>4.6283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309883" calcext:value-type="float">
            <text:p>5.3098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80999" calcext:value-type="float">
            <text:p>4.78099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5.176454" calcext:value-type="float">
            <text:p>5.17645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5.514892" calcext:value-type="float">
            <text:p>5.5148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4.882698" calcext:value-type="float">
            <text:p>4.8826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88224" calcext:value-type="float">
            <text:p>4.0882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628506" calcext:value-type="float">
            <text:p>3.6285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3.507965" calcext:value-type="float">
            <text:p>3.5079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761574" calcext:value-type="float">
            <text:p>3.7615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279943" calcext:value-type="float">
            <text:p>3.27994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41574" calcext:value-type="float">
            <text:p>3.415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4.087344" calcext:value-type="float">
            <text:p>4.0873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872656" calcext:value-type="float">
            <text:p>3.8726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336456" calcext:value-type="float">
            <text:p>3.33645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608928" calcext:value-type="float">
            <text:p>3.60892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59497" calcext:value-type="float">
            <text:p>3.8594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592932" calcext:value-type="float">
            <text:p>3.59293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891657" calcext:value-type="float">
            <text:p>3.89165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775333" calcext:value-type="float">
            <text:p>3.7753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3.556643" calcext:value-type="float">
            <text:p>3.5566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803263" calcext:value-type="float">
            <text:p>3.8032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934856" calcext:value-type="float">
            <text:p>3.9348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4.105672" calcext:value-type="float">
            <text:p>4.1056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327113" calcext:value-type="float">
            <text:p>3.3271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4191" calcext:value-type="float">
            <text:p>3.641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825959" calcext:value-type="float">
            <text:p>3.8259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02752" calcext:value-type="float">
            <text:p>3.7027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717273" calcext:value-type="float">
            <text:p>3.7172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4.077644" calcext:value-type="float">
            <text:p>4.07764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4.825511" calcext:value-type="float">
            <text:p>4.8255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869046" calcext:value-type="float">
            <text:p>4.86904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4.023468" calcext:value-type="float">
            <text:p>4.0234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4.095222" calcext:value-type="float">
            <text:p>4.0952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915188" calcext:value-type="float">
            <text:p>3.91518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970422" calcext:value-type="float">
            <text:p>3.9704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382511" calcext:value-type="float">
            <text:p>3.3825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347137" calcext:value-type="float">
            <text:p>3.34713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4097" calcext:value-type="float">
            <text:p>3.2409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752648" calcext:value-type="float">
            <text:p>3.7526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25495" calcext:value-type="float">
            <text:p>4.02549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602243" calcext:value-type="float">
            <text:p>3.6022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432605" calcext:value-type="float">
            <text:p>3.4326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12392" calcext:value-type="float">
            <text:p>3.2123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13986" calcext:value-type="float">
            <text:p>2.6139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471974" calcext:value-type="float">
            <text:p>3.47197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578993" calcext:value-type="float">
            <text:p>2.57899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687155" calcext:value-type="float">
            <text:p>2.68715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824102" calcext:value-type="float">
            <text:p>2.8241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483089" calcext:value-type="float">
            <text:p>4.48308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735823" calcext:value-type="float">
            <text:p>3.7358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2.938921" calcext:value-type="float">
            <text:p>2.9389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243226" calcext:value-type="float">
            <text:p>3.2432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24978" calcext:value-type="float">
            <text:p>3.12497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556885" calcext:value-type="float">
            <text:p>3.55688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297038" calcext:value-type="float">
            <text:p>3.2970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867886" calcext:value-type="float">
            <text:p>2.8678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5577" calcext:value-type="float">
            <text:p>3.55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3.214826" calcext:value-type="float">
            <text:p>3.2148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568213" calcext:value-type="float">
            <text:p>3.5682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426635" calcext:value-type="float">
            <text:p>3.42663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596606" calcext:value-type="float">
            <text:p>3.5966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384527" calcext:value-type="float">
            <text:p>3.384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3.728429" calcext:value-type="float">
            <text:p>3.7284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4.716364" calcext:value-type="float">
            <text:p>4.7163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5.843989" calcext:value-type="float">
            <text:p>5.8439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6.35977" calcext:value-type="float">
            <text:p>6.3597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4.701773" calcext:value-type="float">
            <text:p>4.7017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3.825523" calcext:value-type="float">
            <text:p>3.8255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3.32187" calcext:value-type="float">
            <text:p>3.321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705799" calcext:value-type="float">
            <text:p>3.70579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515802" calcext:value-type="float">
            <text:p>3.5158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533953" calcext:value-type="float">
            <text:p>3.5339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018366" calcext:value-type="float">
            <text:p>3.01836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706042" calcext:value-type="float">
            <text:p>3.7060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3.137355" calcext:value-type="float">
            <text:p>3.1373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859444" calcext:value-type="float">
            <text:p>2.85944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43111" calcext:value-type="float">
            <text:p>3.43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508743" calcext:value-type="float">
            <text:p>3.50874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380214" calcext:value-type="float">
            <text:p>4.3802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875424" calcext:value-type="float">
            <text:p>3.8754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88579" calcext:value-type="float">
            <text:p>3.38857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92589" calcext:value-type="float">
            <text:p>3.79258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3.986419" calcext:value-type="float">
            <text:p>3.9864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414012" calcext:value-type="float">
            <text:p>4.41401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832014" calcext:value-type="float">
            <text:p>3.8320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57164" calcext:value-type="float">
            <text:p>3.7571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897216" calcext:value-type="float">
            <text:p>3.8972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154224" calcext:value-type="float">
            <text:p>4.1542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779586" calcext:value-type="float">
            <text:p>3.7795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601302" calcext:value-type="float">
            <text:p>4.6013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492056" calcext:value-type="float">
            <text:p>4.4920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14613" calcext:value-type="float">
            <text:p>3.5146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7499" calcext:value-type="float">
            <text:p>3.274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46417" calcext:value-type="float">
            <text:p>3.9464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374477" calcext:value-type="float">
            <text:p>4.37447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186717" calcext:value-type="float">
            <text:p>5.1867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505167" calcext:value-type="float">
            <text:p>4.50516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06416" calcext:value-type="float">
            <text:p>4.0064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714805" calcext:value-type="float">
            <text:p>3.7148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09723" calcext:value-type="float">
            <text:p>4.097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298698" calcext:value-type="float">
            <text:p>4.2986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979862" calcext:value-type="float">
            <text:p>3.97986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340997" calcext:value-type="float">
            <text:p>4.34099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474397" calcext:value-type="float">
            <text:p>3.47439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80577" calcext:value-type="float">
            <text:p>3.98057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556405" calcext:value-type="float">
            <text:p>3.5564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173254" calcext:value-type="float">
            <text:p>3.17325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3.237641" calcext:value-type="float">
            <text:p>3.23764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466369" calcext:value-type="float">
            <text:p>3.4663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254061" calcext:value-type="float">
            <text:p>3.2540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183978" calcext:value-type="float">
            <text:p>3.18397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66605" calcext:value-type="float">
            <text:p>3.6666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38636" calcext:value-type="float">
            <text:p>3.13863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2.883012" calcext:value-type="float">
            <text:p>2.8830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096883" calcext:value-type="float">
            <text:p>3.09688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30606" calcext:value-type="float">
            <text:p>3.306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110524" calcext:value-type="float">
            <text:p>3.1105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02259" calcext:value-type="float">
            <text:p>3.4022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292102" calcext:value-type="float">
            <text:p>3.29210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941458" calcext:value-type="float">
            <text:p>2.94145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247115" calcext:value-type="float">
            <text:p>3.2471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232741" calcext:value-type="float">
            <text:p>3.2327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29999" calcext:value-type="float">
            <text:p>3.52999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2.92705" calcext:value-type="float">
            <text:p>2.927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119597" calcext:value-type="float">
            <text:p>3.11959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42391" calcext:value-type="float">
            <text:p>3.14239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733" calcext:value-type="float">
            <text:p>3.17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20687" calcext:value-type="float">
            <text:p>3.0206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427485" calcext:value-type="float">
            <text:p>3.42748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957493" calcext:value-type="float">
            <text:p>3.95749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07436" calcext:value-type="float">
            <text:p>4.0743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481971" calcext:value-type="float">
            <text:p>3.4819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50" calcext:value-type="float">
            <text:p>150</text:p>
          </table:table-cell>
          <table:table-cell office:value-type="float" office:value="3.32875" calcext:value-type="float">
            <text:p>3.3287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23018" calcext:value-type="float">
            <text:p>3.23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301973" calcext:value-type="float">
            <text:p>3.30197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71263" calcext:value-type="float">
            <text:p>2.87126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16782" calcext:value-type="float">
            <text:p>3.11678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67633" calcext:value-type="float">
            <text:p>3.2676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858207" calcext:value-type="float">
            <text:p>3.8582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0925" calcext:value-type="float">
            <text:p>4.009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8084" calcext:value-type="float">
            <text:p>3.80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09427" calcext:value-type="float">
            <text:p>3.5094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23663" calcext:value-type="float">
            <text:p>3.22366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53956" calcext:value-type="float">
            <text:p>2.65395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707527" calcext:value-type="float">
            <text:p>3.7075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588906" calcext:value-type="float">
            <text:p>2.5889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709442" calcext:value-type="float">
            <text:p>2.70944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905405" calcext:value-type="float">
            <text:p>2.9054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547441" calcext:value-type="float">
            <text:p>4.54744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76487" calcext:value-type="float">
            <text:p>3.87648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000955" calcext:value-type="float">
            <text:p>3.00095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35616" calcext:value-type="float">
            <text:p>3.356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55601" calcext:value-type="float">
            <text:p>3.1556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47789" calcext:value-type="float">
            <text:p>3.64778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385634" calcext:value-type="float">
            <text:p>3.38563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742247" calcext:value-type="float">
            <text:p>2.7422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627969" calcext:value-type="float">
            <text:p>3.62796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3.111802" calcext:value-type="float">
            <text:p>3.1118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471234" calcext:value-type="float">
            <text:p>3.47123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17296" calcext:value-type="float">
            <text:p>4.0172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615256" calcext:value-type="float">
            <text:p>3.6152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120256" calcext:value-type="float">
            <text:p>3.12025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2.884519" calcext:value-type="float">
            <text:p>2.8845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74366" calcext:value-type="float">
            <text:p>3.27436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559822" calcext:value-type="float">
            <text:p>3.5598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27399" calcext:value-type="float">
            <text:p>3.2739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057969" calcext:value-type="float">
            <text:p>3.05796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2.88387" calcext:value-type="float">
            <text:p>2.8838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2.790525" calcext:value-type="float">
            <text:p>2.7905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04685" calcext:value-type="float">
            <text:p>3.40468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238606" calcext:value-type="float">
            <text:p>3.23860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400594" calcext:value-type="float">
            <text:p>3.400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2.978974" calcext:value-type="float">
            <text:p>2.9789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3152" calcext:value-type="float">
            <text:p>3.5315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978454" calcext:value-type="float">
            <text:p>2.97845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8037" calcext:value-type="float">
            <text:p>2.80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42778" calcext:value-type="float">
            <text:p>3.342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430745" calcext:value-type="float">
            <text:p>3.43074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237218" calcext:value-type="float">
            <text:p>4.2372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99347" calcext:value-type="float">
            <text:p>3.79934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081" calcext:value-type="float">
            <text:p>3.308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24625" calcext:value-type="float">
            <text:p>3.7246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3.906537" calcext:value-type="float">
            <text:p>3.9065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332737" calcext:value-type="float">
            <text:p>4.3327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773972" calcext:value-type="float">
            <text:p>3.77397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29573" calcext:value-type="float">
            <text:p>3.72957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885277" calcext:value-type="float">
            <text:p>3.88527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152618" calcext:value-type="float">
            <text:p>4.1526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776814" calcext:value-type="float">
            <text:p>3.7768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601081" calcext:value-type="float">
            <text:p>4.60108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492056" calcext:value-type="float">
            <text:p>4.49205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14613" calcext:value-type="float">
            <text:p>3.5146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7499" calcext:value-type="float">
            <text:p>3.274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46417" calcext:value-type="float">
            <text:p>3.9464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374477" calcext:value-type="float">
            <text:p>4.37447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186717" calcext:value-type="float">
            <text:p>5.1867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505167" calcext:value-type="float">
            <text:p>4.5051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06416" calcext:value-type="float">
            <text:p>4.0064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714805" calcext:value-type="float">
            <text:p>3.7148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09723" calcext:value-type="float">
            <text:p>4.097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298698" calcext:value-type="float">
            <text:p>4.29869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979862" calcext:value-type="float">
            <text:p>3.9798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340997" calcext:value-type="float">
            <text:p>4.34099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474397" calcext:value-type="float">
            <text:p>3.47439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980577" calcext:value-type="float">
            <text:p>3.98057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3.556405" calcext:value-type="float">
            <text:p>3.5564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173254" calcext:value-type="float">
            <text:p>3.17325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3.237641" calcext:value-type="float">
            <text:p>3.23764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466369" calcext:value-type="float">
            <text:p>3.46636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3.254061" calcext:value-type="float">
            <text:p>3.2540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183978" calcext:value-type="float">
            <text:p>3.18397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66605" calcext:value-type="float">
            <text:p>3.6666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38636" calcext:value-type="float">
            <text:p>3.1386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2.883012" calcext:value-type="float">
            <text:p>2.8830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096883" calcext:value-type="float">
            <text:p>3.0968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30606" calcext:value-type="float">
            <text:p>3.3060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3.110524" calcext:value-type="float">
            <text:p>3.1105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3.402259" calcext:value-type="float">
            <text:p>3.4022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3.292102" calcext:value-type="float">
            <text:p>3.2921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941458" calcext:value-type="float">
            <text:p>2.94145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247115" calcext:value-type="float">
            <text:p>3.2471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3.232741" calcext:value-type="float">
            <text:p>3.23274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529999" calcext:value-type="float">
            <text:p>3.52999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2.92705" calcext:value-type="float">
            <text:p>2.927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119597" calcext:value-type="float">
            <text:p>3.11959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3.142391" calcext:value-type="float">
            <text:p>3.14239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1733" calcext:value-type="float">
            <text:p>3.17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020687" calcext:value-type="float">
            <text:p>3.0206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427485" calcext:value-type="float">
            <text:p>3.4274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3.957493" calcext:value-type="float">
            <text:p>3.95749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4.07436" calcext:value-type="float">
            <text:p>4.074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481971" calcext:value-type="float">
            <text:p>3.48197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0" calcext:value-type="float">
            <text:p>150</text:p>
          </table:table-cell>
          <table:table-cell office:value-type="float" office:value="3.32875" calcext:value-type="float">
            <text:p>3.328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9.901336" calcext:value-type="float">
            <text:p>149.901336</text:p>
          </table:table-cell>
          <table:table-cell office:value-type="float" office:value="3.23018" calcext:value-type="float">
            <text:p>3.23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9.605735" calcext:value-type="float">
            <text:p>149.605735</text:p>
          </table:table-cell>
          <table:table-cell office:value-type="float" office:value="3.301973" calcext:value-type="float">
            <text:p>3.30197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9.114363" calcext:value-type="float">
            <text:p>149.114363</text:p>
          </table:table-cell>
          <table:table-cell office:value-type="float" office:value="2.871263" calcext:value-type="float">
            <text:p>2.87126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8.429158" calcext:value-type="float">
            <text:p>148.429158</text:p>
          </table:table-cell>
          <table:table-cell office:value-type="float" office:value="3.116782" calcext:value-type="float">
            <text:p>3.11678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7.552826" calcext:value-type="float">
            <text:p>147.552826</text:p>
          </table:table-cell>
          <table:table-cell office:value-type="float" office:value="3.267633" calcext:value-type="float">
            <text:p>3.26763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6.488824" calcext:value-type="float">
            <text:p>146.488824</text:p>
          </table:table-cell>
          <table:table-cell office:value-type="float" office:value="3.858207" calcext:value-type="float">
            <text:p>3.85820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.241353" calcext:value-type="float">
            <text:p>145.241353</text:p>
          </table:table-cell>
          <table:table-cell office:value-type="float" office:value="4.00925" calcext:value-type="float">
            <text:p>4.009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3.815334" calcext:value-type="float">
            <text:p>143.815334</text:p>
          </table:table-cell>
          <table:table-cell office:value-type="float" office:value="3.8084" calcext:value-type="float">
            <text:p>3.808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2.216396" calcext:value-type="float">
            <text:p>142.216396</text:p>
          </table:table-cell>
          <table:table-cell office:value-type="float" office:value="3.509427" calcext:value-type="float">
            <text:p>3.5094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0.45085" calcext:value-type="float">
            <text:p>140.45085</text:p>
          </table:table-cell>
          <table:table-cell office:value-type="float" office:value="3.223663" calcext:value-type="float">
            <text:p>3.22366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8.525662" calcext:value-type="float">
            <text:p>138.525662</text:p>
          </table:table-cell>
          <table:table-cell office:value-type="float" office:value="2.653956" calcext:value-type="float">
            <text:p>2.6539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.448431" calcext:value-type="float">
            <text:p>136.448431</text:p>
          </table:table-cell>
          <table:table-cell office:value-type="float" office:value="3.707527" calcext:value-type="float">
            <text:p>3.7075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4.227355" calcext:value-type="float">
            <text:p>134.227355</text:p>
          </table:table-cell>
          <table:table-cell office:value-type="float" office:value="2.588906" calcext:value-type="float">
            <text:p>2.58890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871199" calcext:value-type="float">
            <text:p>131.871199</text:p>
          </table:table-cell>
          <table:table-cell office:value-type="float" office:value="2.709442" calcext:value-type="float">
            <text:p>2.70944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9.389263" calcext:value-type="float">
            <text:p>129.389263</text:p>
          </table:table-cell>
          <table:table-cell office:value-type="float" office:value="2.905405" calcext:value-type="float">
            <text:p>2.90540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6.79134" calcext:value-type="float">
            <text:p>126.79134</text:p>
          </table:table-cell>
          <table:table-cell office:value-type="float" office:value="4.547441" calcext:value-type="float">
            <text:p>4.54744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4.087684" calcext:value-type="float">
            <text:p>124.087684</text:p>
          </table:table-cell>
          <table:table-cell office:value-type="float" office:value="3.876487" calcext:value-type="float">
            <text:p>3.8764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1.288965" calcext:value-type="float">
            <text:p>121.288965</text:p>
          </table:table-cell>
          <table:table-cell office:value-type="float" office:value="3.000955" calcext:value-type="float">
            <text:p>3.0009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8.406228" calcext:value-type="float">
            <text:p>118.406228</text:p>
          </table:table-cell>
          <table:table-cell office:value-type="float" office:value="3.35616" calcext:value-type="float">
            <text:p>3.356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5.45085" calcext:value-type="float">
            <text:p>115.45085</text:p>
          </table:table-cell>
          <table:table-cell office:value-type="float" office:value="3.155601" calcext:value-type="float">
            <text:p>3.1556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2.434494" calcext:value-type="float">
            <text:p>112.434494</text:p>
          </table:table-cell>
          <table:table-cell office:value-type="float" office:value="3.647789" calcext:value-type="float">
            <text:p>3.64778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9.369066" calcext:value-type="float">
            <text:p>109.369066</text:p>
          </table:table-cell>
          <table:table-cell office:value-type="float" office:value="3.385634" calcext:value-type="float">
            <text:p>3.38563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6.266662" calcext:value-type="float">
            <text:p>106.266662</text:p>
          </table:table-cell>
          <table:table-cell office:value-type="float" office:value="2.742247" calcext:value-type="float">
            <text:p>2.74224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.139526" calcext:value-type="float">
            <text:p>103.139526</text:p>
          </table:table-cell>
          <table:table-cell office:value-type="float" office:value="3.627969" calcext:value-type="float">
            <text:p>3.6279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3.111802" calcext:value-type="float">
            <text:p>3.1118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.860474" calcext:value-type="float">
            <text:p>96.860474</text:p>
          </table:table-cell>
          <table:table-cell office:value-type="float" office:value="3.471234" calcext:value-type="float">
            <text:p>3.47123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3.733338" calcext:value-type="float">
            <text:p>93.733338</text:p>
          </table:table-cell>
          <table:table-cell office:value-type="float" office:value="4.017296" calcext:value-type="float">
            <text:p>4.01729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0.630934" calcext:value-type="float">
            <text:p>90.630934</text:p>
          </table:table-cell>
          <table:table-cell office:value-type="float" office:value="3.615256" calcext:value-type="float">
            <text:p>3.61525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.565506" calcext:value-type="float">
            <text:p>87.565506</text:p>
          </table:table-cell>
          <table:table-cell office:value-type="float" office:value="3.120256" calcext:value-type="float">
            <text:p>3.12025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2.884519" calcext:value-type="float">
            <text:p>2.8845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274366" calcext:value-type="float">
            <text:p>3.2743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3.559822" calcext:value-type="float">
            <text:p>3.55982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3.27399" calcext:value-type="float">
            <text:p>3.273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057969" calcext:value-type="float">
            <text:p>3.05796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2.88387" calcext:value-type="float">
            <text:p>2.8838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2.790525" calcext:value-type="float">
            <text:p>2.7905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3.404685" calcext:value-type="float">
            <text:p>3.40468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3.238606" calcext:value-type="float">
            <text:p>3.23860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400594" calcext:value-type="float">
            <text:p>3.4005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2.978974" calcext:value-type="float">
            <text:p>2.97897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3152" calcext:value-type="float">
            <text:p>3.531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2.978454" calcext:value-type="float">
            <text:p>2.97845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2.7787" calcext:value-type="float">
            <text:p>2.778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342778" calcext:value-type="float">
            <text:p>3.3427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3.430745" calcext:value-type="float">
            <text:p>3.43074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4.237218" calcext:value-type="float">
            <text:p>4.2372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99347" calcext:value-type="float">
            <text:p>3.79934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3081" calcext:value-type="float">
            <text:p>3.308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3.724625" calcext:value-type="float">
            <text:p>3.7246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" calcext:value-type="float">
            <text:p>50</text:p>
          </table:table-cell>
          <table:table-cell office:value-type="float" office:value="3.906537" calcext:value-type="float">
            <text:p>3.9065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.098664" calcext:value-type="float">
            <text:p>50.098664</text:p>
          </table:table-cell>
          <table:table-cell office:value-type="float" office:value="4.332737" calcext:value-type="float">
            <text:p>4.33273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.394265" calcext:value-type="float">
            <text:p>50.394265</text:p>
          </table:table-cell>
          <table:table-cell office:value-type="float" office:value="3.773972" calcext:value-type="float">
            <text:p>3.77397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0.885637" calcext:value-type="float">
            <text:p>50.885637</text:p>
          </table:table-cell>
          <table:table-cell office:value-type="float" office:value="3.729573" calcext:value-type="float">
            <text:p>3.72957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1.570842" calcext:value-type="float">
            <text:p>51.570842</text:p>
          </table:table-cell>
          <table:table-cell office:value-type="float" office:value="3.885277" calcext:value-type="float">
            <text:p>3.8852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2.447174" calcext:value-type="float">
            <text:p>52.447174</text:p>
          </table:table-cell>
          <table:table-cell office:value-type="float" office:value="4.152618" calcext:value-type="float">
            <text:p>4.1526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.511176" calcext:value-type="float">
            <text:p>53.511176</text:p>
          </table:table-cell>
          <table:table-cell office:value-type="float" office:value="3.776814" calcext:value-type="float">
            <text:p>3.7768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4.758647" calcext:value-type="float">
            <text:p>54.758647</text:p>
          </table:table-cell>
          <table:table-cell office:value-type="float" office:value="4.601081" calcext:value-type="float">
            <text:p>4.60108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6.184666" calcext:value-type="float">
            <text:p>56.184666</text:p>
          </table:table-cell>
          <table:table-cell office:value-type="float" office:value="4.492056" calcext:value-type="float">
            <text:p>4.49205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7.783604" calcext:value-type="float">
            <text:p>57.783604</text:p>
          </table:table-cell>
          <table:table-cell office:value-type="float" office:value="3.514613" calcext:value-type="float">
            <text:p>3.5146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.54915" calcext:value-type="float">
            <text:p>59.54915</text:p>
          </table:table-cell>
          <table:table-cell office:value-type="float" office:value="3.27499" calcext:value-type="float">
            <text:p>3.2749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1.474338" calcext:value-type="float">
            <text:p>61.474338</text:p>
          </table:table-cell>
          <table:table-cell office:value-type="float" office:value="3.946417" calcext:value-type="float">
            <text:p>3.9464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3.551569" calcext:value-type="float">
            <text:p>63.551569</text:p>
          </table:table-cell>
          <table:table-cell office:value-type="float" office:value="4.374477" calcext:value-type="float">
            <text:p>4.37447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5.772645" calcext:value-type="float">
            <text:p>65.772645</text:p>
          </table:table-cell>
          <table:table-cell office:value-type="float" office:value="5.186717" calcext:value-type="float">
            <text:p>5.1867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.128801" calcext:value-type="float">
            <text:p>68.128801</text:p>
          </table:table-cell>
          <table:table-cell office:value-type="float" office:value="4.505167" calcext:value-type="float">
            <text:p>4.5051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.610737" calcext:value-type="float">
            <text:p>70.610737</text:p>
          </table:table-cell>
          <table:table-cell office:value-type="float" office:value="4.006416" calcext:value-type="float">
            <text:p>4.0064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.20866" calcext:value-type="float">
            <text:p>73.20866</text:p>
          </table:table-cell>
          <table:table-cell office:value-type="float" office:value="3.714805" calcext:value-type="float">
            <text:p>3.71480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5.912316" calcext:value-type="float">
            <text:p>75.912316</text:p>
          </table:table-cell>
          <table:table-cell office:value-type="float" office:value="4.09723" calcext:value-type="float">
            <text:p>4.097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8.711035" calcext:value-type="float">
            <text:p>78.711035</text:p>
          </table:table-cell>
          <table:table-cell office:value-type="float" office:value="4.298698" calcext:value-type="float">
            <text:p>4.29869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1.593772" calcext:value-type="float">
            <text:p>81.593772</text:p>
          </table:table-cell>
          <table:table-cell office:value-type="float" office:value="3.979862" calcext:value-type="float">
            <text:p>3.9798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54915" calcext:value-type="float">
            <text:p>84.54915</text:p>
          </table:table-cell>
          <table:table-cell office:value-type="float" office:value="4.340997" calcext:value-type="float">
            <text:p>4.340997</text:p>
          </table:table-cell>
        </table:table-row>
        <table:table-row table:style-name="ro1">
          <table:table-cell/>
          <table:table-cell office:value-type="float" office:value="87.565506" calcext:value-type="float">
            <text:p>87.565506</text:p>
          </table:table-cell>
          <table:table-cell office:value-type="float" office:value="3.474397" calcext:value-type="float">
            <text:p>3.474397</text:p>
          </table:table-cell>
        </table:table-row>
        <table:table-row table:style-name="ro1">
          <table:table-cell/>
          <table:table-cell office:value-type="float" office:value="90.630934" calcext:value-type="float">
            <text:p>90.630934</text:p>
          </table:table-cell>
          <table:table-cell office:value-type="float" office:value="3.980577" calcext:value-type="float">
            <text:p>3.980577</text:p>
          </table:table-cell>
        </table:table-row>
        <table:table-row table:style-name="ro1">
          <table:table-cell/>
          <table:table-cell office:value-type="float" office:value="93.733338" calcext:value-type="float">
            <text:p>93.733338</text:p>
          </table:table-cell>
          <table:table-cell office:value-type="float" office:value="3.556405" calcext:value-type="float">
            <text:p>3.556405</text:p>
          </table:table-cell>
        </table:table-row>
        <table:table-row table:style-name="ro1">
          <table:table-cell/>
          <table:table-cell office:value-type="float" office:value="96.860474" calcext:value-type="float">
            <text:p>96.860474</text:p>
          </table:table-cell>
          <table:table-cell office:value-type="float" office:value="3.173254" calcext:value-type="float">
            <text:p>3.173254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B1:plot_points.B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26.67mm">
            <draw:object draw:notify-on-update-of-ranges="plot_points.C1:plot_points.C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ot_points.B1:plot_points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4:15:15.73551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14:47:22.610078899</dc:date>
    <meta:editing-duration>PT1H54M35S</meta:editing-duration>
    <meta:editing-cycles>12</meta:editing-cycles>
    <meta:generator>LibreOffice/6.0.7.3$Linux_X86_64 LibreOffice_project/00m0$Build-3</meta:generator>
    <meta:document-statistic meta:table-count="2" meta:cell-count="2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66b3" draw:fill-color="#0066b3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B1:plot_points.B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C1:plot_points.C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C1:plot_points.C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C1:plot_points.C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75">
                <text:p>1.7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75">
                <text:p>2.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33333">
                <text:p>3.4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47917">
                <text:p>4.947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1875">
                <text:p>4.3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83333">
                <text:p>4.78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48333">
                <text:p>5.548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675">
                <text:p>4.9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56667">
                <text:p>5.15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09464">
                <text:p>7.209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56667">
                <text:p>5.55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54524">
                <text:p>6.454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95417">
                <text:p>5.495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60417">
                <text:p>6.560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98571">
                <text:p>5.898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32321">
                <text:p>5.832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03929">
                <text:p>7.203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09504">
                <text:p>5.209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2625">
                <text:p>6.22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52917">
                <text:p>5.952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27361">
                <text:p>6.227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37575">
                <text:p>5.437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62411">
                <text:p>5.762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738909">
                <text:p>7.738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54643">
                <text:p>6.954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81071">
                <text:p>5.581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76519">
                <text:p>6.676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67893">
                <text:p>7.2678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7587">
                <text:p>6.47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84478">
                <text:p>7.084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219306">
                <text:p>8.219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53631">
                <text:p>5.953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31604">
                <text:p>6.931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55804">
                <text:p>6.655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323523">
                <text:p>8.323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02173">
                <text:p>7.10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15229">
                <text:p>6.415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45456">
                <text:p>7.145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3575">
                <text:p>7.183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60576">
                <text:p>5.760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03769">
                <text:p>5.703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66413">
                <text:p>6.566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644565">
                <text:p>5.644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83241">
                <text:p>6.083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806298">
                <text:p>4.806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020137">
                <text:p>4.02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97948">
                <text:p>3.297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15511">
                <text:p>3.015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28124">
                <text:p>2.928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05944">
                <text:p>3.105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06648">
                <text:p>3.606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84485">
                <text:p>4.284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53357">
                <text:p>4.153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57094">
                <text:p>3.957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40581">
                <text:p>4.240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7641">
                <text:p>3.37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11254">
                <text:p>2.411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05933">
                <text:p>3.505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20181">
                <text:p>2.420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4417">
                <text:p>3.024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9582">
                <text:p>3.019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64792">
                <text:p>4.264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6497">
                <text:p>4.06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80684">
                <text:p>3.580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90142">
                <text:p>3.790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17495">
                <text:p>3.4174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43515">
                <text:p>4.043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85724">
                <text:p>3.685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63188">
                <text:p>2.863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79307">
                <text:p>3.9793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30877">
                <text:p>3.230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16052">
                <text:p>3.416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59397">
                <text:p>4.5593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78025">
                <text:p>3.778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12749">
                <text:p>4.112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312079">
                <text:p>3.3120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6178">
                <text:p>4.296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27909">
                <text:p>4.927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99053">
                <text:p>3.699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21889">
                <text:p>3.821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211437">
                <text:p>3.2114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1324">
                <text:p>3.51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67539">
                <text:p>4.7675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10938">
                <text:p>3.710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37686">
                <text:p>3.73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02375">
                <text:p>3.602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51289">
                <text:p>4.55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62622">
                <text:p>3.3626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1717">
                <text:p>3.4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89852">
                <text:p>4.389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97692">
                <text:p>4.0976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70828">
                <text:p>4.370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665486">
                <text:p>3.665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30549">
                <text:p>2.83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25532">
                <text:p>2.9255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95572">
                <text:p>2.9955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69533">
                <text:p>3.2695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92235">
                <text:p>2.8922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03693">
                <text:p>2.903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03119">
                <text:p>3.403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24843">
                <text:p>3.824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27204">
                <text:p>3.327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125353">
                <text:p>4.125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12626">
                <text:p>3.9126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68274">
                <text:p>3.068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28587">
                <text:p>2.928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42559">
                <text:p>3.542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93123">
                <text:p>3.893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87691">
                <text:p>4.5876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47428">
                <text:p>4.147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6374">
                <text:p>3.56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7957">
                <text:p>3.17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15307">
                <text:p>3.6153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8715">
                <text:p>3.787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53672">
                <text:p>3.253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62044">
                <text:p>3.762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06166">
                <text:p>3.106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43077">
                <text:p>3.43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46879">
                <text:p>2.946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53191">
                <text:p>2.853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06363">
                <text:p>2.906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94377">
                <text:p>2.994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64218">
                <text:p>2.964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05174">
                <text:p>2.905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16074">
                <text:p>3.316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70283">
                <text:p>2.870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535983">
                <text:p>2.5359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97485">
                <text:p>2.797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67488">
                <text:p>3.167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59084">
                <text:p>2.959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85964">
                <text:p>3.3859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6894">
                <text:p>2.968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39641">
                <text:p>2.839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3491">
                <text:p>3.134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163581">
                <text:p>3.163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5598">
                <text:p>3.45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09981">
                <text:p>2.9099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62507">
                <text:p>2.9625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26639">
                <text:p>3.1266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5709">
                <text:p>3.1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84127">
                <text:p>3.184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61497">
                <text:p>3.4614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61137">
                <text:p>3.961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9348">
                <text:p>4.0493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39924">
                <text:p>3.339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67085">
                <text:p>3.267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48877">
                <text:p>3.1488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97959">
                <text:p>3.1979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2946">
                <text:p>2.829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81815">
                <text:p>3.0818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89115">
                <text:p>3.289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17887">
                <text:p>3.9178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82086">
                <text:p>3.982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85076">
                <text:p>3.785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63765">
                <text:p>3.637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00946">
                <text:p>3.200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29748">
                <text:p>2.5297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34288">
                <text:p>3.5342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16346">
                <text:p>2.4163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61652">
                <text:p>2.7616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18422">
                <text:p>2.918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84465">
                <text:p>4.4844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66783">
                <text:p>3.866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10405">
                <text:p>3.010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88301">
                <text:p>3.388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95194">
                <text:p>3.195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29355">
                <text:p>3.8293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29519">
                <text:p>3.4295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08701">
                <text:p>2.8087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642413">
                <text:p>3.642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34491">
                <text:p>3.134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436929">
                <text:p>3.436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84431">
                <text:p>4.0844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97291">
                <text:p>3.597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350967">
                <text:p>3.3509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11296">
                <text:p>3.111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62597">
                <text:p>3.6625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06345">
                <text:p>4.063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20733">
                <text:p>3.62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349964">
                <text:p>3.349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055994">
                <text:p>3.0559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42212">
                <text:p>3.0422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03338">
                <text:p>3.8033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48426">
                <text:p>3.5484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02202">
                <text:p>3.702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41331">
                <text:p>3.2413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13857">
                <text:p>4.0138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76072">
                <text:p>3.2760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33363">
                <text:p>3.0333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768672">
                <text:p>3.768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24447">
                <text:p>3.824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27266">
                <text:p>4.527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898592">
                <text:p>3.8985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28014">
                <text:p>3.128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54911">
                <text:p>3.2549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92661">
                <text:p>3.392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891633">
                <text:p>3.8916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94232">
                <text:p>3.2942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30886">
                <text:p>3.4308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38795">
                <text:p>3.6387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64901">
                <text:p>3.9649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61577">
                <text:p>3.5615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370556">
                <text:p>4.370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325941">
                <text:p>4.3259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79311">
                <text:p>3.279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16637">
                <text:p>3.1166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766054">
                <text:p>3.7660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051399">
                <text:p>4.0513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02972">
                <text:p>4.902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41587">
                <text:p>4.415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89725">
                <text:p>3.789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60695">
                <text:p>3.4606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9651">
                <text:p>3.796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5587">
                <text:p>3.955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43277">
                <text:p>3.6432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37932">
                <text:p>4.037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320577">
                <text:p>3.3205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82768">
                <text:p>3.6827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28638">
                <text:p>3.3286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08851">
                <text:p>3.0088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22684">
                <text:p>3.1226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279346">
                <text:p>3.2793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171789">
                <text:p>3.1717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25488">
                <text:p>3.1254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63908">
                <text:p>3.5639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481595">
                <text:p>25.4815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030833">
                <text:p>21.0308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56344">
                <text:p>3.7563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637232">
                <text:p>2.637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27653">
                <text:p>2.3276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54268">
                <text:p>2.1542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26509">
                <text:p>2.0265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32603">
                <text:p>1.9326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1468">
                <text:p>1.8614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01011">
                <text:p>1.8010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46482">
                <text:p>1.7464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96951">
                <text:p>1.6969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51685">
                <text:p>1.651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10097">
                <text:p>1.6100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72819">
                <text:p>1.572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39051">
                <text:p>1.539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08045">
                <text:p>1.5080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79359">
                <text:p>1.4793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452438">
                <text:p>1.452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27998">
                <text:p>1.427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04933">
                <text:p>1.4049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.264286">
                <text:p>53.2642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813182">
                <text:p>30.8131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38842">
                <text:p>3.38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354637">
                <text:p>3.3546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62834">
                <text:p>3.2628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797678">
                <text:p>3.797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55936">
                <text:p>4.0559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38913">
                <text:p>3.6389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482277">
                <text:p>3.482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225606">
                <text:p>3.2256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3805">
                <text:p>2.63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490523">
                <text:p>3.4905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589271">
                <text:p>2.5892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1395">
                <text:p>2.6913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56795">
                <text:p>2.856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513853">
                <text:p>4.5138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750893">
                <text:p>3.750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94961">
                <text:p>2.949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253924">
                <text:p>3.2539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64059">
                <text:p>3.1640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635997">
                <text:p>3.635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322811">
                <text:p>3.3228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70844">
                <text:p>2.8708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73958">
                <text:p>3.573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225212">
                <text:p>3.2252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79783">
                <text:p>3.579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453641">
                <text:p>3.4536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70484">
                <text:p>3.5704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397027">
                <text:p>3.397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26762">
                <text:p>3.8267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220531">
                <text:p>5.2205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006394">
                <text:p>6.0063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77478">
                <text:p>7.6774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81009">
                <text:p>4.810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825523">
                <text:p>3.8255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60068">
                <text:p>3.3600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740756">
                <text:p>3.7407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586401">
                <text:p>3.5864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7563">
                <text:p>3.575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04881">
                <text:p>3.0048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77732">
                <text:p>3.7777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186519">
                <text:p>3.186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40072">
                <text:p>2.9400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55274">
                <text:p>3.4552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550971">
                <text:p>3.5509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496664">
                <text:p>4.4966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932873">
                <text:p>3.9328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479103">
                <text:p>3.479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881912">
                <text:p>3.8819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43468">
                <text:p>4.1434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618011">
                <text:p>4.6180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08446">
                <text:p>4.0084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78498">
                <text:p>3.878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52373">
                <text:p>3.9523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91212">
                <text:p>4.1912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30469">
                <text:p>3.8304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66225">
                <text:p>4.66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6941">
                <text:p>4.6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595764">
                <text:p>3.5957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305666">
                <text:p>3.3056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043447">
                <text:p>4.0434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42145">
                <text:p>4.421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589251">
                <text:p>5.589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032701">
                <text:p>5.0327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47698">
                <text:p>4.4476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218494">
                <text:p>4.218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633351">
                <text:p>4.633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14883">
                <text:p>5.3148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792666">
                <text:p>4.7926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163954">
                <text:p>5.1639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612809">
                <text:p>5.6128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874365">
                <text:p>4.8743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88224">
                <text:p>4.0882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641006">
                <text:p>3.6410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508516">
                <text:p>3.5085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761574">
                <text:p>3.7615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279943">
                <text:p>3.2799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1574">
                <text:p>3.415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24844">
                <text:p>4.124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879475">
                <text:p>3.879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36456">
                <text:p>3.3364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628928">
                <text:p>3.6289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881372">
                <text:p>3.881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592932">
                <text:p>3.5929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891948">
                <text:p>3.8919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791436">
                <text:p>3.7914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81643">
                <text:p>3.5816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810405">
                <text:p>3.8104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934856">
                <text:p>3.9348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105672">
                <text:p>4.1056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327113">
                <text:p>3.3271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64191">
                <text:p>3.641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825959">
                <text:p>3.8259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702752">
                <text:p>3.7027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717273">
                <text:p>3.7172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077644">
                <text:p>4.0776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825511">
                <text:p>4.8255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869046">
                <text:p>4.8690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023468">
                <text:p>4.0234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096665">
                <text:p>4.0966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37126">
                <text:p>3.937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70422">
                <text:p>3.9704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382511">
                <text:p>3.3825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347137">
                <text:p>3.3471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4097">
                <text:p>3.240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52648">
                <text:p>3.7526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025495">
                <text:p>4.0254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02243">
                <text:p>3.6022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432605">
                <text:p>3.4326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12392">
                <text:p>3.212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13986">
                <text:p>2.6139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471974">
                <text:p>3.4719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78993">
                <text:p>2.5789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687155">
                <text:p>2.687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824102">
                <text:p>2.824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83089">
                <text:p>4.4830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5823">
                <text:p>3.7358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38921">
                <text:p>2.9389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43226">
                <text:p>3.2432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124978">
                <text:p>3.124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556885">
                <text:p>3.5568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97038">
                <text:p>3.2970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867886">
                <text:p>2.867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5952">
                <text:p>3.59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214826">
                <text:p>3.2148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568213">
                <text:p>3.5682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426635">
                <text:p>3.4266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96606">
                <text:p>3.5966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384527">
                <text:p>3.3845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28429">
                <text:p>3.728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95531">
                <text:p>4.795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843989">
                <text:p>5.843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68477">
                <text:p>6.684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701773">
                <text:p>4.7017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25523">
                <text:p>3.8255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324967">
                <text:p>3.3249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19685">
                <text:p>3.7196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546401">
                <text:p>3.5464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559995">
                <text:p>3.5599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34048">
                <text:p>3.0340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766373">
                <text:p>3.7663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00032">
                <text:p>3.2000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95528">
                <text:p>2.8955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467555">
                <text:p>3.467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550971">
                <text:p>3.5509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496664">
                <text:p>4.4966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932873">
                <text:p>3.932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479103">
                <text:p>3.479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881912">
                <text:p>3.8819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43468">
                <text:p>4.1434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08884">
                <text:p>4.6088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08446">
                <text:p>4.0084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878498">
                <text:p>3.8784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52373">
                <text:p>3.9523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91212">
                <text:p>4.1912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830469">
                <text:p>3.8304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66225">
                <text:p>4.66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941">
                <text:p>4.69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595764">
                <text:p>3.5957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305666">
                <text:p>3.305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043447">
                <text:p>4.0434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425238">
                <text:p>4.4252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576751">
                <text:p>5.5767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995201">
                <text:p>4.9952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447698">
                <text:p>4.4476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8494">
                <text:p>4.218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628351">
                <text:p>4.6283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309883">
                <text:p>5.3098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780999">
                <text:p>4.7809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76454">
                <text:p>5.1764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514892">
                <text:p>5.5148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882698">
                <text:p>4.8826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088224">
                <text:p>4.0882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628506">
                <text:p>3.6285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507965">
                <text:p>3.507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761574">
                <text:p>3.7615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279943">
                <text:p>3.2799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41574">
                <text:p>3.415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087344">
                <text:p>4.087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872656">
                <text:p>3.8726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36456">
                <text:p>3.3364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608928">
                <text:p>3.6089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859497">
                <text:p>3.8594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592932">
                <text:p>3.5929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891657">
                <text:p>3.8916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775333">
                <text:p>3.775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556643">
                <text:p>3.5566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803263">
                <text:p>3.8032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934856">
                <text:p>3.9348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05672">
                <text:p>4.1056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327113">
                <text:p>3.3271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64191">
                <text:p>3.641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825959">
                <text:p>3.8259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702752">
                <text:p>3.7027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717273">
                <text:p>3.7172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077644">
                <text:p>4.077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825511">
                <text:p>4.8255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869046">
                <text:p>4.8690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023468">
                <text:p>4.0234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095222">
                <text:p>4.0952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915188">
                <text:p>3.9151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970422">
                <text:p>3.9704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382511">
                <text:p>3.3825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347137">
                <text:p>3.3471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24097">
                <text:p>3.240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752648">
                <text:p>3.7526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025495">
                <text:p>4.0254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602243">
                <text:p>3.6022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432605">
                <text:p>3.4326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212392">
                <text:p>3.2123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613986">
                <text:p>2.6139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471974">
                <text:p>3.4719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578993">
                <text:p>2.5789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87155">
                <text:p>2.6871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824102">
                <text:p>2.8241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483089">
                <text:p>4.4830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735823">
                <text:p>3.7358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38921">
                <text:p>2.9389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243226">
                <text:p>3.2432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124978">
                <text:p>3.1249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556885">
                <text:p>3.556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297038">
                <text:p>3.297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867886">
                <text:p>2.8678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5577">
                <text:p>3.55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214826">
                <text:p>3.2148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568213">
                <text:p>3.5682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26635">
                <text:p>3.4266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596606">
                <text:p>3.5966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384527">
                <text:p>3.3845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728429">
                <text:p>3.7284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716364">
                <text:p>4.7163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43989">
                <text:p>5.8439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35977">
                <text:p>6.359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701773">
                <text:p>4.7017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825523">
                <text:p>3.8255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32187">
                <text:p>3.321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705799">
                <text:p>3.7057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515802">
                <text:p>3.5158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533953">
                <text:p>3.5339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018366">
                <text:p>3.0183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706042">
                <text:p>3.7060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137355">
                <text:p>3.1373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859444">
                <text:p>2.8594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3111">
                <text:p>3.431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08743">
                <text:p>3.5087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380214">
                <text:p>4.3802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875424">
                <text:p>3.8754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388579">
                <text:p>3.3885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792589">
                <text:p>3.7925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986419">
                <text:p>3.9864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414012">
                <text:p>4.4140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832014">
                <text:p>3.8320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757164">
                <text:p>3.7571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897216">
                <text:p>3.8972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154224">
                <text:p>4.1542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779586">
                <text:p>3.7795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601302">
                <text:p>4.6013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492056">
                <text:p>4.4920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14613">
                <text:p>3.5146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27499">
                <text:p>3.274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946417">
                <text:p>3.9464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374477">
                <text:p>4.3744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6717">
                <text:p>5.1867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505167">
                <text:p>4.5051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006416">
                <text:p>4.0064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714805">
                <text:p>3.714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09723">
                <text:p>4.097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298698">
                <text:p>4.2986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979862">
                <text:p>3.9798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340997">
                <text:p>4.3409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474397">
                <text:p>3.4743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980577">
                <text:p>3.9805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56405">
                <text:p>3.5564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73254">
                <text:p>3.1732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237641">
                <text:p>3.2376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466369">
                <text:p>3.4663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54061">
                <text:p>3.2540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83978">
                <text:p>3.1839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666605">
                <text:p>3.6666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38636">
                <text:p>3.1386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883012">
                <text:p>2.8830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096883">
                <text:p>3.0968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30606">
                <text:p>3.306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10524">
                <text:p>3.1105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402259">
                <text:p>3.4022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292102">
                <text:p>3.292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941458">
                <text:p>2.9414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247115">
                <text:p>3.2471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232741">
                <text:p>3.2327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29999">
                <text:p>3.5299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2705">
                <text:p>2.927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19597">
                <text:p>3.1195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42391">
                <text:p>3.1423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733">
                <text:p>3.17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20687">
                <text:p>3.0206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427485">
                <text:p>3.4274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957493">
                <text:p>3.9574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07436">
                <text:p>4.074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481971">
                <text:p>3.4819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32875">
                <text:p>3.328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23018">
                <text:p>3.23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301973">
                <text:p>3.3019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871263">
                <text:p>2.8712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116782">
                <text:p>3.1167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267633">
                <text:p>3.2676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858207">
                <text:p>3.8582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8084">
                <text:p>3.80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509427">
                <text:p>3.5094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223663">
                <text:p>3.2236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653956">
                <text:p>2.6539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707527">
                <text:p>3.7075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588906">
                <text:p>2.5889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709442">
                <text:p>2.7094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905405">
                <text:p>2.9054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547441">
                <text:p>4.5474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876487">
                <text:p>3.8764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00955">
                <text:p>3.0009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35616">
                <text:p>3.356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155601">
                <text:p>3.1556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47789">
                <text:p>3.6477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385634">
                <text:p>3.3856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742247">
                <text:p>2.7422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27969">
                <text:p>3.6279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111802">
                <text:p>3.1118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471234">
                <text:p>3.4712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017296">
                <text:p>4.0172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15256">
                <text:p>3.6152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120256">
                <text:p>3.1202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884519">
                <text:p>2.8845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74366">
                <text:p>3.2743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559822">
                <text:p>3.5598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27399">
                <text:p>3.273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57969">
                <text:p>3.0579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88387">
                <text:p>2.883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790525">
                <text:p>2.7905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404685">
                <text:p>3.4046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238606">
                <text:p>3.2386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400594">
                <text:p>3.4005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978974">
                <text:p>2.9789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53152">
                <text:p>3.531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978454">
                <text:p>2.9784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8037">
                <text:p>2.80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342778">
                <text:p>3.3427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430745">
                <text:p>3.4307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237218">
                <text:p>4.2372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99347">
                <text:p>3.7993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3081">
                <text:p>3.30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24625">
                <text:p>3.7246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906537">
                <text:p>3.9065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332737">
                <text:p>4.3327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73972">
                <text:p>3.7739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29573">
                <text:p>3.7295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885277">
                <text:p>3.8852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152618">
                <text:p>4.1526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76814">
                <text:p>3.7768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601081">
                <text:p>4.6010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492056">
                <text:p>4.4920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514613">
                <text:p>3.5146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27499">
                <text:p>3.274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946417">
                <text:p>3.9464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374477">
                <text:p>4.3744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.186717">
                <text:p>5.1867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505167">
                <text:p>4.5051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006416">
                <text:p>4.0064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14805">
                <text:p>3.7148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09723">
                <text:p>4.097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98698">
                <text:p>4.2986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979862">
                <text:p>3.9798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340997">
                <text:p>4.3409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474397">
                <text:p>3.4743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980577">
                <text:p>3.9805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556405">
                <text:p>3.5564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173254">
                <text:p>3.1732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237641">
                <text:p>3.2376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466369">
                <text:p>3.4663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254061">
                <text:p>3.2540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83978">
                <text:p>3.1839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666605">
                <text:p>3.6666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38636">
                <text:p>3.1386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883012">
                <text:p>2.8830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96883">
                <text:p>3.0968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30606">
                <text:p>3.306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10524">
                <text:p>3.1105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402259">
                <text:p>3.4022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292102">
                <text:p>3.2921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941458">
                <text:p>2.9414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247115">
                <text:p>3.2471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232741">
                <text:p>3.2327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29999">
                <text:p>3.5299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92705">
                <text:p>2.927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19597">
                <text:p>3.1195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142391">
                <text:p>3.1423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733">
                <text:p>3.17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020687">
                <text:p>3.0206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427485">
                <text:p>3.4274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957493">
                <text:p>3.9574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07436">
                <text:p>4.074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481971">
                <text:p>3.4819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32875">
                <text:p>3.32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23018">
                <text:p>3.230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301973">
                <text:p>3.3019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71263">
                <text:p>2.8712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16782">
                <text:p>3.1167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267633">
                <text:p>3.267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58207">
                <text:p>3.8582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00925">
                <text:p>4.009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084">
                <text:p>3.80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509427">
                <text:p>3.5094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223663">
                <text:p>3.2236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653956">
                <text:p>2.6539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707527">
                <text:p>3.7075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588906">
                <text:p>2.5889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709442">
                <text:p>2.7094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905405">
                <text:p>2.9054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547441">
                <text:p>4.5474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76487">
                <text:p>3.8764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000955">
                <text:p>3.0009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35616">
                <text:p>3.356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55601">
                <text:p>3.1556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647789">
                <text:p>3.6477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385634">
                <text:p>3.3856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742247">
                <text:p>2.7422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627969">
                <text:p>3.6279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11802">
                <text:p>3.1118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71234">
                <text:p>3.4712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017296">
                <text:p>4.0172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615256">
                <text:p>3.6152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120256">
                <text:p>3.1202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884519">
                <text:p>2.8845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274366">
                <text:p>3.2743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59822">
                <text:p>3.5598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27399">
                <text:p>3.273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057969">
                <text:p>3.0579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88387">
                <text:p>2.883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790525">
                <text:p>2.7905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04685">
                <text:p>3.4046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38606">
                <text:p>3.2386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00594">
                <text:p>3.4005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978974">
                <text:p>2.9789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3152">
                <text:p>3.531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978454">
                <text:p>2.978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7787">
                <text:p>2.77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342778">
                <text:p>3.3427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430745">
                <text:p>3.4307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237218">
                <text:p>4.2372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799347">
                <text:p>3.7993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3081">
                <text:p>3.30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724625">
                <text:p>3.7246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06537">
                <text:p>3.9065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332737">
                <text:p>4.3327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73972">
                <text:p>3.7739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29573">
                <text:p>3.7295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885277">
                <text:p>3.8852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152618">
                <text:p>4.1526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776814">
                <text:p>3.776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601081">
                <text:p>4.6010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492056">
                <text:p>4.4920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14613">
                <text:p>3.5146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27499">
                <text:p>3.274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46417">
                <text:p>3.9464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374477">
                <text:p>4.3744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186717">
                <text:p>5.1867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505167">
                <text:p>4.5051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006416">
                <text:p>4.0064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714805">
                <text:p>3.7148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09723">
                <text:p>4.097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298698">
                <text:p>4.2986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79862">
                <text:p>3.9798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340997">
                <text:p>4.340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